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solid" svg:stroke-width="0.08cm" svg:stroke-color="#008000" draw:marker-start-width="0.33cm" draw:marker-end-width="0.33cm" draw:fill="solid" draw:fill-color="#000000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svg:stroke-width="0.03cm" svg:stroke-color="#000000" draw:marker-start-width="0.26cm" draw:marker-end-width="0.26cm" draw:fill="solid" draw:fill-color="#000000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color="#ffffff" draw:fill="none" draw:textarea-vertical-align="middle"/>
    </style:style>
    <style:style style:name="gr7" style:family="graphic" style:parent-style-name="objectwithoutfill">
      <style:graphic-properties svg:stroke-width="0.08cm" svg:stroke-color="#ff0000" draw:marker-start-width="0.33cm" draw:marker-end-width="0.33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8cm" svg:stroke-color="#008000" draw:marker-start-width="0.33cm" draw:marker-end-width="0.33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cm" svg:stroke-color="#0000ff" draw:marker-start-width="0.33cm" draw:marker-end-width="0.33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solid" svg:stroke-width="0.03cm" svg:stroke-color="#000000" draw:marker-start-width="0.25cm" draw:marker-end-width="0.2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2" style:family="graphic" style:parent-style-name="standard">
      <style:graphic-properties draw:stroke="solid" svg:stroke-width="0.03cm" svg:stroke-color="#0000ff" draw:marker-start-width="0.25cm" draw:marker-end-width="0.2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08cm" svg:stroke-color="#0000ff" draw:marker-start-width="0.33cm" draw:marker-end-width="0.33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solid" svg:stroke-color="#000000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width="0.03cm" svg:stroke-color="#ff0000" draw:marker-start-width="0.25cm" draw:marker-end-width="0.2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7" style:family="graphic" style:parent-style-name="standard">
      <style:graphic-properties draw:stroke="solid" svg:stroke-width="0.03cm" svg:stroke-color="#008000" draw:marker-start-width="0.25cm" draw:marker-end-width="0.2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8" style:family="graphic" style:parent-style-name="standard">
      <style:graphic-properties draw:stroke="solid" svg:stroke-width="0.03cm" svg:stroke-color="#000080" draw:marker-start-width="0.25cm" draw:marker-end-width="0.2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solid" svg:stroke-width="0.03cm" svg:stroke-color="#000000" draw:marker-start-width="0.25cm" draw:marker-end-width="0.25cm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objectwithoutfill">
      <style:graphic-properties svg:stroke-width="0.3cm" draw:marker-start-width="0.65cm" draw:marker-end="Arrow" draw:marker-end-width="0.55cm" draw:fill="none" draw:textarea-vertical-align="middle" fo:padding-top="0.275cm" fo:padding-bottom="0.275cm" fo:padding-left="0.4cm" fo:padding-right="0.4cm"/>
    </style:style>
    <style:style style:name="gr21" style:family="graphic">
      <style:graphic-properties style:protect="size"/>
    </style:style>
    <style:style style:name="gr22" style:family="graphic" style:parent-style-name="objectwithoutfill">
      <style:graphic-properties draw:stroke="solid" svg:stroke-width="0.05cm" svg:stroke-color="#008000" draw:marker-start-width="0.28cm" draw:marker-end-width="0.28cm" draw:fill="solid" draw:fill-color="#000000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008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0000ff" draw:marker-start-width="0.28cm" draw:marker-end-width="0.28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solid" svg:stroke-width="0.05cm" svg:stroke-color="#0000ff" draw:marker-start-width="0.29cm" draw:marker-end-width="0.29cm" draw:fill="solid" draw:fill-color="#000000" draw:textarea-vertical-align="middle" fo:padding-top="0.15cm" fo:padding-bottom="0.15cm" fo:padding-left="0.275cm" fo:padding-right="0.27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4" style:family="paragraph">
      <style:paragraph-properties fo:text-align="center"/>
      <style:text-properties fo:color="#800000"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color="#ffffff" fo:font-size="18pt"/>
    </style:style>
    <style:style style:name="P7" style:family="paragraph">
      <style:text-properties fo:color="#0000ff"/>
    </style:style>
    <style:style style:name="P8" style:family="paragraph">
      <style:text-properties fo:color="#008000"/>
    </style:style>
    <style:style style:name="P9" style:family="paragraph">
      <style:text-properties fo:color="#ff0000"/>
    </style:style>
    <style:style style:name="P10" style:family="paragraph">
      <style:paragraph-properties fo:text-align="center"/>
      <style:text-properties fo:color="#0000ff" fo:font-weight="bold" style:font-weight-asian="bold" style:font-weight-complex="bold"/>
    </style:style>
    <style:style style:name="P11" style:family="paragraph">
      <style:paragraph-properties fo:text-align="center"/>
      <style:text-properties fo:color="#ff0000" fo:font-weight="bold" style:font-weight-asian="bold" style:font-weight-complex="bold"/>
    </style:style>
    <style:style style:name="P12" style:family="paragraph">
      <style:paragraph-properties fo:text-align="center"/>
      <style:text-properties fo:color="#008000" fo:font-weight="bold" style:font-weight-asian="bold" style:font-weight-complex="bold"/>
    </style:style>
    <style:style style:name="P13" style:family="paragraph">
      <style:text-properties fo:font-size="20pt"/>
    </style:style>
    <style:style style:name="P14" style:family="paragraph">
      <style:text-properties fo:color="#0000ff" fo:font-size="18pt"/>
    </style:style>
    <style:style style:name="P15" style:family="paragraph">
      <style:text-properties fo:color="#008000" fo:font-size="18pt"/>
    </style:style>
    <style:style style:name="P16" style:family="paragraph">
      <style:text-properties fo:color="#ff0000" fo:font-size="18pt"/>
    </style:style>
    <style:style style:name="P17" style:family="paragraph">
      <style:paragraph-properties fo:text-align="center"/>
      <style:text-properties fo:color="#0000ff" fo:font-size="18pt" fo:font-weight="bold" style:font-weight-asian="bold" style:font-weight-complex="bold"/>
    </style:style>
    <style:style style:name="P18" style:family="paragraph">
      <style:paragraph-properties fo:text-align="center"/>
      <style:text-properties fo:color="#800000" fo:font-size="18pt" fo:font-weight="bold" style:font-weight-asian="bold" style:font-weight-complex="bold"/>
    </style:style>
    <style:style style:name="P19" style:family="paragraph">
      <style:paragraph-properties fo:text-align="center"/>
      <style:text-properties fo:color="#008000" fo:font-size="18pt" fo:font-weight="bold" style:font-weight-asian="bold" style:font-weight-complex="bold"/>
    </style:style>
    <style:style style:name="T1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800000"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fff" fo:font-size="28pt" style:font-size-asian="28pt" style:font-size-complex="28pt"/>
    </style:style>
    <style:style style:name="T6" style:family="text">
      <style:text-properties fo:color="#0000ff"/>
    </style:style>
    <style:style style:name="T7" style:family="text">
      <style:text-properties fo:color="#008000"/>
    </style:style>
    <style:style style:name="T8" style:family="text">
      <style:text-properties fo:color="#ff0000"/>
    </style:style>
    <style:style style:name="T9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ff" fo:font-size="18pt"/>
    </style:style>
    <style:style style:name="T13" style:family="text">
      <style:text-properties fo:color="#008000" fo:font-size="18pt"/>
    </style:style>
    <style:style style:name="T14" style:family="text">
      <style:text-properties fo:color="#ff0000" fo:font-size="18pt"/>
    </style:style>
    <style:style style:name="T15" style:family="text">
      <style:text-properties fo:color="#0000ff"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color="#800000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008000"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0000ff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7.4cm" svg:height="1.8cm" svg:x="1.9cm" svg:y="0.2cm"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8cm" svg:x="10.2cm" svg:y="0.2cm">
          <text:p text:style-name="P1"><text:span text:style-name="T2">ANALY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8cm" svg:x="18.5cm" svg:y="0.2cm">
          <text:p text:style-name="P1"><text:span text:style-name="T1">EVOLUTION</text:span></text:p>
          <draw:enhanced-geometry svg:viewBox="0 0 21600 21600" draw:type="rectangle" draw:enhanced-path="M 0 0 L 21600 0 21600 21600 0 21600 0 0 Z N"/>
        </draw:custom-shape>
        <draw:g>
          <draw:frame draw:style-name="gr3" draw:text-style-name="P4" draw:layer="layout" svg:width="6cm" svg:height="1.673cm" svg:x="11.3cm" svg:y="2.6cm">
            <draw:text-box>
              <text:p text:style-name="P1"><text:span text:style-name="T3">Clumps !</text:span></text:p>
            </draw:text-box>
          </draw:frame>
        </draw:g>
        <draw:frame draw:style-name="gr3" draw:text-style-name="P5" draw:layer="layout" svg:width="15.8cm" svg:height="1.517cm" svg:x="7cm" svg:y="4cm">
          <draw:text-box>
            <text:p><text:span text:style-name="T4">Are they mass–segregated ?</text:span></text:p>
          </draw:text-box>
        </draw:frame>
        <draw:g>
          <draw:custom-shape draw:style-name="gr2" draw:text-style-name="P6" draw:layer="layout" svg:width="8.6cm" svg:height="3cm" svg:x="9.5cm" svg:y="5.8cm">
            <text:p text:style-name="P1"><text:span text:style-name="T5">Radial Ranking</text:span>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draw:type="line" svg:x1="12.225cm" svg:y1="13.39cm" svg:x2="13.274cm" svg:y2="13.788cm" draw:start-shape="id1" draw:start-glue-point="10" draw:end-shape="id2" draw:end-glue-point="3" svg:d="m12225 13390 1049 398" svg:viewBox="0 0 1050 399">
          <text:p/>
        </draw:connector>
        <draw:connector draw:style-name="gr5" draw:text-style-name="P1" draw:layer="layout" draw:type="line" svg:x1="13.8cm" svg:y1="15.7cm" svg:x2="13.274cm" svg:y2="13.788cm" draw:start-shape="id3" draw:start-glue-point="4" draw:end-shape="id2" draw:end-glue-point="3" svg:d="m13800 15700-526-1912" svg:viewBox="0 0 527 1913">
          <text:p/>
        </draw:connector>
        <draw:line draw:style-name="gr6" draw:text-style-name="P1" draw:layer="layout" svg:x1="18.599cm" svg:y1="10.603cm" svg:x2="22.799cm" svg:y2="10.603cm">
          <text:p/>
        </draw:line>
        <draw:line draw:style-name="gr6" draw:text-style-name="P1" draw:layer="layout" svg:x1="18.6cm" svg:y1="11.102cm" svg:x2="22.798cm" svg:y2="11.102cm">
          <text:p/>
        </draw:line>
        <draw:line draw:style-name="gr7" draw:text-style-name="P1" draw:layer="layout" svg:x1="19cm" svg:y1="11.602cm" svg:x2="22.798cm" svg:y2="11.602cm">
          <text:p/>
        </draw:line>
        <draw:line draw:style-name="gr8" draw:text-style-name="P1" draw:layer="layout" svg:x1="19.4cm" svg:y1="12.101cm" svg:x2="22.797cm" svg:y2="12.101cm">
          <text:p/>
        </draw:line>
        <draw:line draw:style-name="gr8" draw:text-style-name="P1" draw:layer="layout" svg:x1="19.6cm" svg:y1="12.6cm" svg:x2="22.796cm" svg:y2="12.6cm">
          <text:p/>
        </draw:line>
        <draw:line draw:style-name="gr8" draw:text-style-name="P1" draw:layer="layout" svg:x1="19.8cm" svg:y1="13.099cm" svg:x2="22.795cm" svg:y2="13.099cm">
          <text:p/>
        </draw:line>
        <draw:line draw:style-name="gr8" draw:text-style-name="P1" draw:layer="layout" svg:x1="20.6cm" svg:y1="14.102cm" svg:x2="22.798cm" svg:y2="14.102cm">
          <text:p/>
        </draw:line>
        <draw:line draw:style-name="gr8" draw:text-style-name="P1" draw:layer="layout" svg:x1="20.8cm" svg:y1="14.602cm" svg:x2="22.798cm" svg:y2="14.602cm">
          <text:p/>
        </draw:line>
        <draw:line draw:style-name="gr9" draw:text-style-name="P1" draw:layer="layout" svg:x1="21.4cm" svg:y1="15.101cm" svg:x2="22.797cm" svg:y2="15.101cm">
          <text:p/>
        </draw:line>
        <draw:line draw:style-name="gr8" draw:text-style-name="P1" draw:layer="layout" svg:x1="21.6cm" svg:y1="15.6cm" svg:x2="22.796cm" svg:y2="15.6cm">
          <text:p/>
        </draw:line>
        <draw:line draw:style-name="gr10" draw:text-style-name="P1" draw:layer="layout" svg:x1="22cm" svg:y1="16.099cm" svg:x2="22.795cm" svg:y2="16.099cm">
          <text:p text:style-name="P1"><text:s/></text:p>
        </draw:line>
        <draw:line draw:style-name="gr6" draw:text-style-name="P1" draw:layer="layout" svg:x1="22.2cm" svg:y1="16.599cm" svg:x2="22.795cm" svg:y2="16.599cm">
          <text:p/>
        </draw:line>
        <draw:line draw:style-name="gr8" draw:text-style-name="P1" draw:layer="layout" svg:x1="20.4cm" svg:y1="13.598cm" svg:x2="22.794cm" svg:y2="13.598cm">
          <text:p/>
        </draw:line>
        <draw:frame draw:style-name="gr3" draw:text-style-name="P7" draw:layer="layout" svg:width="4.5cm" svg:height="0.962cm" svg:x="22.899cm" svg:y="15.637cm">
          <draw:text-box>
            <text:p><text:span text:style-name="T6">2/13 ≈ 0.15</text:span></text:p>
          </draw:text-box>
        </draw:frame>
        <draw:frame draw:style-name="gr3" draw:text-style-name="P8" draw:layer="layout" svg:width="4.103cm" svg:height="0.962cm" svg:x="22.896cm" svg:y="14.638cm">
          <draw:text-box>
            <text:p><text:span text:style-name="T7">4/13 ≈ 0.3</text:span></text:p>
          </draw:text-box>
        </draw:frame>
        <draw:frame draw:style-name="gr3" draw:text-style-name="P9" draw:layer="layout" svg:width="4.2cm" svg:height="0.962cm" svg:x="22.799cm" svg:y="11.102cm">
          <draw:text-box>
            <text:p><text:span text:style-name="T8">11/13 ≈ 0.84</text:span></text:p>
          </draw:text-box>
        </draw:frame>
        <draw:custom-shape draw:style-name="gr11" draw:text-style-name="P1" xml:id="id11" draw:id="id11" draw:layer="layout" svg:width="0.4cm" svg:height="0.4cm" svg:x="16cm" svg:y="1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0" draw:id="id10" draw:layer="layout" svg:width="0.4cm" svg:height="0.4cm" svg:x="14.8cm" svg:y="15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" draw:id="id9" draw:layer="layout" svg:width="0.4cm" svg:height="0.4cm" svg:x="12.2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" draw:id="id4" draw:layer="layout" svg:width="0.4cm" svg:height="0.4cm" svg:x="9.8cm" svg:y="1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" draw:id="id8" draw:layer="layout" svg:width="0.4cm" svg:height="0.4cm" svg:x="10.81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5" draw:id="id5" draw:layer="layout" svg:width="0.4cm" svg:height="0.4cm" svg:x="13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3" draw:id="id13" draw:layer="layout" svg:width="0.4cm" svg:height="0.4cm" svg:x="14cm" svg:y="1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7" draw:id="id7" draw:layer="layout" svg:width="0.4cm" svg:height="0.4cm" svg:x="14.4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2" draw:id="id12" draw:layer="layout" svg:width="0.4cm" svg:height="0.4cm" svg:x="14.927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6" draw:id="id6" draw:layer="layout" svg:width="0.6cm" svg:height="0.641cm" svg:x="12.3cm" svg:y="14.059cm">
          <text:p text:style-name="P1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xml:id="id2" draw:id="id2" draw:layer="layout" draw:type="line" svg:x1="10.2cm" svg:y1="14.5cm" svg:x2="13.274cm" svg:y2="13.788cm" draw:start-shape="id4" draw:start-glue-point="10" svg:d="m10200 14500 3074-712" svg:viewBox="0 0 3075 713">
          <text:p/>
        </draw:connector>
        <draw:connector draw:style-name="gr13" draw:text-style-name="P1" draw:layer="layout" draw:type="line" svg:x1="13.2cm" svg:y1="12.9cm" svg:x2="13.274cm" svg:y2="13.788cm" draw:start-shape="id5" draw:start-glue-point="8" draw:end-shape="id2" draw:end-glue-point="3" svg:d="m13200 12900 74 888" svg:viewBox="0 0 75 889">
          <text:p/>
        </draw:connector>
        <draw:connector draw:style-name="gr14" draw:text-style-name="P1" draw:layer="layout" draw:type="line" svg:x1="12.812cm" svg:y1="14.153cm" svg:x2="13.274cm" svg:y2="13.788cm" draw:start-shape="id6" draw:start-glue-point="11" draw:end-shape="id2" draw:end-glue-point="3" svg:d="m12812 14153 462-365" svg:viewBox="0 0 463 366">
          <text:p/>
        </draw:connector>
        <draw:connector draw:style-name="gr13" draw:text-style-name="P1" draw:layer="layout" draw:type="line" svg:x1="14.458cm" svg:y1="12.242cm" svg:x2="13.274cm" svg:y2="13.788cm" draw:start-shape="id7" draw:start-glue-point="7" draw:end-shape="id2" draw:end-glue-point="3" svg:d="m14458 12242-1184 1546" svg:viewBox="0 0 1185 1547">
          <text:p/>
        </draw:connector>
        <draw:connector draw:style-name="gr13" draw:text-style-name="P1" draw:layer="layout" draw:type="line" svg:x1="11.152cm" svg:y1="12.242cm" svg:x2="13.274cm" svg:y2="13.788cm" draw:start-shape="id8" draw:start-glue-point="9" draw:end-shape="id2" draw:end-glue-point="3" svg:d="m11152 12242 2122 1546" svg:viewBox="0 0 2123 1547">
          <text:p/>
        </draw:connector>
        <draw:connector draw:style-name="gr13" draw:text-style-name="P1" draw:layer="layout" draw:type="line" svg:x1="12.4cm" svg:y1="16.3cm" svg:x2="13.274cm" svg:y2="13.788cm" draw:start-shape="id9" draw:start-glue-point="4" draw:end-shape="id2" draw:end-glue-point="3" svg:d="m12400 16300 874-2512" svg:viewBox="0 0 875 2513">
          <text:p/>
        </draw:connector>
        <draw:connector draw:style-name="gr13" draw:text-style-name="P1" draw:layer="layout" draw:type="line" svg:x1="14.858cm" svg:y1="15.428cm" svg:x2="13.274cm" svg:y2="13.788cm" draw:start-shape="id10" draw:start-glue-point="5" draw:end-shape="id2" draw:end-glue-point="3" svg:d="m14858 15428-1584-1640" svg:viewBox="0 0 1585 1641">
          <text:p/>
        </draw:connector>
        <draw:connector draw:style-name="gr13" draw:text-style-name="P1" draw:layer="layout" draw:type="line" svg:x1="16.058cm" svg:y1="15.358cm" svg:x2="13.274cm" svg:y2="13.788cm" draw:start-shape="id11" draw:start-glue-point="5" draw:end-shape="id2" draw:end-glue-point="3" svg:d="m16058 15358-2784-1570" svg:viewBox="0 0 2785 1571">
          <text:p/>
        </draw:connector>
        <draw:connector draw:style-name="gr13" draw:text-style-name="P1" draw:layer="layout" draw:type="line" svg:x1="14.927cm" svg:y1="12.9cm" svg:x2="13.274cm" svg:y2="13.788cm" draw:start-shape="id12" draw:start-glue-point="6" draw:end-shape="id2" draw:end-glue-point="3" svg:d="m14927 12900-1653 888" svg:viewBox="0 0 1654 889">
          <text:p/>
        </draw:connector>
        <draw:connector draw:style-name="gr13" draw:text-style-name="P1" draw:layer="layout" draw:type="line" svg:x1="14.058cm" svg:y1="11.442cm" svg:x2="13.274cm" svg:y2="13.788cm" draw:start-shape="id13" draw:start-glue-point="7" draw:end-shape="id2" draw:end-glue-point="3" svg:d="m14058 11442-784 2346" svg:viewBox="0 0 785 2347">
          <text:p/>
        </draw:connector>
        <draw:connector draw:style-name="gr7" draw:text-style-name="P1" draw:layer="layout" draw:type="line" svg:x1="12.3cm" svg:y1="11.3cm" svg:x2="13.274cm" svg:y2="13.788cm" draw:start-shape="id14" draw:start-glue-point="8" draw:end-shape="id2" draw:end-glue-point="3" svg:d="m12300 11300 974 2488" svg:viewBox="0 0 975 2489">
          <text:p/>
        </draw:connector>
        <draw:custom-shape draw:style-name="gr11" draw:text-style-name="P1" xml:id="id3" draw:id="id3" draw:layer="layout" svg:width="0.4cm" svg:height="0.4cm" svg:x="13.6cm" svg:y="1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4.799cm" svg:y="15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cm" svg:height="0.4cm" svg:x="7.4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cm" svg:height="0.4cm" svg:x="6.2cm" svg:y="15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cm" svg:height="0.4cm" svg:x="3.6cm" svg:y="1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cm" svg:height="0.4cm" svg:x="1.2cm" svg:y="1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cm" svg:height="0.4cm" svg:x="2.21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6cm" svg:height="0.6cm" svg:x="3.6cm" svg:y="10.8cm">
          <text:p text:style-name="P1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cm" svg:height="0.4cm" svg:x="4.4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cm" svg:height="0.4cm" svg:x="5.4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cm" svg:height="0.4cm" svg:x="5.8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cm" svg:height="0.4cm" svg:x="6.327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cm" svg:height="0.4cm" svg:x="5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545cm" svg:height="0.606cm" draw:transform="rotate (0.100880030765272) translate (3.197cm 13.052cm)">
          <text:p text:style-name="P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6cm" svg:height="0.6cm" svg:x="3.8cm" svg:y="14cm">
          <text:p text:style-name="P1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6.199cm" svg:y="15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14" draw:id="id14" draw:layer="layout" svg:width="0.6cm" svg:height="0.6cm" svg:x="12cm" svg:y="10.7cm">
          <text:p text:style-name="P1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1" draw:id="id1" draw:layer="layout" svg:width="0.646cm" svg:height="0.614cm" draw:transform="rotate (0.0345575191894877) translate (11.568cm 13.105cm)">
          <text:p text:style-name="P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5" draw:id="id15" draw:layer="layout" svg:width="0.4cm" svg:height="0.4cm" svg:x="13.6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3.658cm" svg:y1="13.7cm" svg:x2="13.259cm" svg:y2="13.773cm" draw:start-shape="id15" draw:start-glue-point="6" svg:d="m13658 13700-399 73" svg:viewBox="0 0 400 74">
          <text:p/>
        </draw:connector>
        <draw:line draw:style-name="gr8" draw:text-style-name="P1" draw:layer="layout" svg:x1="22.3cm" svg:y1="16.599cm" svg:x2="22.781cm" svg:y2="16.585cm">
          <text:p/>
        </draw:line>
        <draw:line draw:style-name="gr8" draw:text-style-name="P1" draw:layer="layout" svg:x1="18.7cm" svg:y1="11.2cm" svg:x2="22.783cm" svg:y2="11.186cm">
          <text:p/>
        </draw:line>
        <draw:line draw:style-name="gr8" draw:text-style-name="P1" draw:layer="layout" svg:x1="18.3cm" svg:y1="10.8cm" svg:x2="22.769cm" svg:y2="10.771cm">
          <text:p/>
        </draw:line>
        <draw:custom-shape draw:style-name="gr19" draw:text-style-name="P1" draw:layer="layout" svg:width="0.2cm" svg:height="0.2cm" svg:x="13.2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cm" svg:y1="13.6cm" svg:x2="9.4cm" svg:y2="13.6cm">
          <text:p/>
        </draw:line>
        <draw:line draw:style-name="gr20" draw:text-style-name="P1" draw:layer="layout" svg:x1="17cm" svg:y1="13.6cm" svg:x2="18.2cm" svg:y2="13.6cm">
          <text:p/>
        </draw:line>
        <draw:custom-shape draw:style-name="gr16" draw:text-style-name="P11" draw:layer="layout" svg:width="0.6cm" svg:height="0.6cm" svg:x="18cm" svg:y="11.3cm">
          <text:p text:style-name="P1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0.646cm" svg:height="0.614cm" draw:transform="rotate (0.0345575191894877) translate (20.4cm 14.822cm)">
          <text:p text:style-name="P1"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6cm" svg:height="0.641cm" svg:x="21cm" svg:y="15.8cm">
          <text:p text:style-name="P1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7.4cm" svg:height="1.8cm" svg:x="1.9cm" svg:y="0.2cm">
          <text:p text:style-name="P1"><text:span text:style-name="T1">CRE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8cm" svg:x="10.2cm" svg:y="0.2cm">
          <text:p text:style-name="P1"><text:span text:style-name="T2">ANALYS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8cm" svg:x="18.5cm" svg:y="0.2cm">
          <text:p text:style-name="P1"><text:span text:style-name="T1">EVOLUTION</text:span></text:p>
          <draw:enhanced-geometry svg:viewBox="0 0 21600 21600" draw:type="rectangle" draw:enhanced-path="M 0 0 L 21600 0 21600 21600 0 21600 0 0 Z N"/>
        </draw:custom-shape>
        <draw:g>
          <draw:frame draw:style-name="gr3" draw:text-style-name="P4" draw:layer="layout" svg:width="6cm" svg:height="1.673cm" svg:x="11.3cm" svg:y="2.6cm">
            <draw:text-box>
              <text:p text:style-name="P1"><text:span text:style-name="T3">Clumps !</text:span></text:p>
            </draw:text-box>
          </draw:frame>
        </draw:g>
        <draw:frame draw:style-name="gr3" draw:text-style-name="P5" draw:layer="layout" svg:width="15.8cm" svg:height="1.517cm" svg:x="7cm" svg:y="4cm">
          <draw:text-box>
            <text:p><text:span text:style-name="T4">Are they mass–segregated ?</text:span></text:p>
          </draw:text-box>
        </draw:frame>
        <draw:g>
          <draw:custom-shape draw:style-name="gr2" draw:text-style-name="P6" draw:layer="layout" svg:width="8.6cm" svg:height="3cm" svg:x="9.5cm" svg:y="5.8cm">
            <text:p text:style-name="P1"><text:span text:style-name="T5">Radial Ranking</text:span></text:p>
            <draw:enhanced-geometry svg:viewBox="0 0 21600 21600" draw:type="rectangle" draw:enhanced-path="M 0 0 L 21600 0 21600 21600 0 21600 0 0 Z N"/>
          </draw:custom-shape>
        </draw:g>
        <draw:connector draw:style-name="gr22" draw:text-style-name="P1" draw:layer="layout" draw:type="line" svg:x1="13.016cm" svg:y1="13.003cm" svg:x2="14.074cm" svg:y2="13.488cm" draw:start-shape="id16" draw:start-glue-point="10" draw:end-shape="id17" draw:end-glue-point="3" svg:d="m13016 13003 1058 485" svg:viewBox="0 0 1059 486">
          <text:p/>
        </draw:connector>
        <draw:connector draw:style-name="gr5" draw:text-style-name="P1" draw:layer="layout" draw:type="line" svg:x1="14.6cm" svg:y1="15.4cm" svg:x2="14.074cm" svg:y2="13.488cm" draw:start-shape="id18" draw:start-glue-point="4" draw:end-shape="id17" draw:end-glue-point="3" svg:d="m14600 15400-526-1912" svg:viewBox="0 0 527 1913">
          <text:p/>
        </draw:connector>
        <draw:line draw:style-name="gr6" draw:text-style-name="P1" draw:layer="layout" svg:x1="16.899cm" svg:y1="10.603cm" svg:x2="21.099cm" svg:y2="10.603cm">
          <text:p/>
        </draw:line>
        <draw:line draw:style-name="gr6" draw:text-style-name="P1" draw:layer="layout" svg:x1="16.9cm" svg:y1="11.102cm" svg:x2="21.098cm" svg:y2="11.102cm">
          <text:p/>
        </draw:line>
        <draw:line draw:style-name="gr23" draw:text-style-name="P1" draw:layer="layout" svg:x1="17.3cm" svg:y1="11.602cm" svg:x2="21.098cm" svg:y2="11.602cm">
          <text:p/>
        </draw:line>
        <draw:line draw:style-name="gr8" draw:text-style-name="P1" draw:layer="layout" svg:x1="17.7cm" svg:y1="12.101cm" svg:x2="21.097cm" svg:y2="12.101cm">
          <text:p/>
        </draw:line>
        <draw:line draw:style-name="gr8" draw:text-style-name="P1" draw:layer="layout" svg:x1="17.9cm" svg:y1="12.6cm" svg:x2="21.096cm" svg:y2="12.6cm">
          <text:p/>
        </draw:line>
        <draw:line draw:style-name="gr8" draw:text-style-name="P1" draw:layer="layout" svg:x1="18.1cm" svg:y1="13.099cm" svg:x2="21.095cm" svg:y2="13.099cm">
          <text:p/>
        </draw:line>
        <draw:line draw:style-name="gr8" draw:text-style-name="P1" draw:layer="layout" svg:x1="18.9cm" svg:y1="14.102cm" svg:x2="21.098cm" svg:y2="14.102cm">
          <text:p/>
        </draw:line>
        <draw:line draw:style-name="gr8" draw:text-style-name="P1" draw:layer="layout" svg:x1="19.1cm" svg:y1="14.602cm" svg:x2="21.098cm" svg:y2="14.602cm">
          <text:p/>
        </draw:line>
        <draw:line draw:style-name="gr24" draw:text-style-name="P1" draw:layer="layout" svg:x1="19.7cm" svg:y1="15.101cm" svg:x2="21.097cm" svg:y2="15.101cm">
          <text:p/>
        </draw:line>
        <draw:line draw:style-name="gr8" draw:text-style-name="P1" draw:layer="layout" svg:x1="19.9cm" svg:y1="15.6cm" svg:x2="21.096cm" svg:y2="15.6cm">
          <text:p/>
        </draw:line>
        <draw:line draw:style-name="gr25" draw:text-style-name="P1" draw:layer="layout" svg:x1="20.3cm" svg:y1="16.099cm" svg:x2="21.095cm" svg:y2="16.099cm">
          <text:p/>
        </draw:line>
        <draw:line draw:style-name="gr6" draw:text-style-name="P1" draw:layer="layout" svg:x1="20.5cm" svg:y1="16.599cm" svg:x2="21.095cm" svg:y2="16.599cm">
          <text:p/>
        </draw:line>
        <draw:line draw:style-name="gr8" draw:text-style-name="P1" draw:layer="layout" svg:x1="18.7cm" svg:y1="13.598cm" svg:x2="21.094cm" svg:y2="13.598cm">
          <text:p/>
        </draw:line>
        <draw:frame draw:style-name="gr3" draw:text-style-name="P14" draw:layer="layout" svg:width="4.5cm" svg:height="0.962cm" svg:x="21.199cm" svg:y="15.637cm">
          <draw:text-box>
            <text:p><text:span text:style-name="T12">2/13 = 0.15</text:span></text:p>
          </draw:text-box>
        </draw:frame>
        <draw:frame draw:style-name="gr3" draw:text-style-name="P15" draw:layer="layout" svg:width="4.103cm" svg:height="0.962cm" svg:x="21.196cm" svg:y="14.638cm">
          <draw:text-box>
            <text:p><text:span text:style-name="T13">4/13 = 0.3..</text:span></text:p>
          </draw:text-box>
        </draw:frame>
        <draw:frame draw:style-name="gr3" draw:text-style-name="P16" draw:layer="layout" svg:width="4.2cm" svg:height="0.962cm" svg:x="21.099cm" svg:y="11.102cm">
          <draw:text-box>
            <text:p><text:span text:style-name="T14">11/13 = 0.84</text:span></text:p>
          </draw:text-box>
        </draw:frame>
        <draw:custom-shape draw:style-name="gr11" draw:text-style-name="P1" xml:id="id26" draw:id="id26" draw:layer="layout" svg:width="0.4cm" svg:height="0.4cm" svg:x="16.8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5" draw:id="id25" draw:layer="layout" svg:width="0.4cm" svg:height="0.4cm" svg:x="15.6cm" svg:y="15.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4" draw:id="id24" draw:layer="layout" svg:width="0.4cm" svg:height="0.4cm" svg:x="13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9" draw:id="id19" draw:layer="layout" svg:width="0.4cm" svg:height="0.4cm" svg:x="10.6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3" draw:id="id23" draw:layer="layout" svg:width="0.4cm" svg:height="0.4cm" svg:x="11.61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0" draw:id="id20" draw:layer="layout" svg:width="0.4cm" svg:height="0.4cm" svg:x="13.8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8" draw:id="id28" draw:layer="layout" svg:width="0.4cm" svg:height="0.4cm" svg:x="14.8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2" draw:id="id22" draw:layer="layout" svg:width="0.4cm" svg:height="0.4cm" svg:x="15.2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7" draw:id="id27" draw:layer="layout" svg:width="0.4cm" svg:height="0.4cm" svg:x="15.72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21" draw:id="id21" draw:layer="layout" svg:width="0.4cm" svg:height="0.4cm" svg:x="13.236cm" svg:y="13.759cm">
          <text:p text:style-name="P1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xml:id="id17" draw:id="id17" draw:layer="layout" draw:type="line" svg:x1="11cm" svg:y1="14.2cm" svg:x2="14.074cm" svg:y2="13.488cm" draw:start-shape="id19" draw:start-glue-point="10" svg:d="m11000 14200 3074-712" svg:viewBox="0 0 3075 713">
          <text:p/>
        </draw:connector>
        <draw:connector draw:style-name="gr13" draw:text-style-name="P1" draw:layer="layout" draw:type="line" svg:x1="14cm" svg:y1="12.6cm" svg:x2="14.074cm" svg:y2="13.488cm" draw:start-shape="id20" draw:start-glue-point="8" draw:end-shape="id17" draw:end-glue-point="3" svg:d="m14000 12600 74 888" svg:viewBox="0 0 75 889">
          <text:p/>
        </draw:connector>
        <draw:connector draw:style-name="gr25" draw:text-style-name="P1" draw:layer="layout" draw:type="line" svg:x1="13.578cm" svg:y1="13.817cm" svg:x2="14.074cm" svg:y2="13.488cm" draw:start-shape="id21" draw:start-glue-point="11" draw:end-shape="id17" draw:end-glue-point="3" svg:d="m13578 13817 496-329" svg:viewBox="0 0 497 330">
          <text:p/>
        </draw:connector>
        <draw:connector draw:style-name="gr13" draw:text-style-name="P1" draw:layer="layout" draw:type="line" svg:x1="15.258cm" svg:y1="11.942cm" svg:x2="14.074cm" svg:y2="13.488cm" draw:start-shape="id22" draw:start-glue-point="7" draw:end-shape="id17" draw:end-glue-point="3" svg:d="m15258 11942-1184 1546" svg:viewBox="0 0 1185 1547">
          <text:p/>
        </draw:connector>
        <draw:connector draw:style-name="gr13" draw:text-style-name="P1" draw:layer="layout" draw:type="line" svg:x1="11.952cm" svg:y1="11.942cm" svg:x2="14.074cm" svg:y2="13.488cm" draw:start-shape="id23" draw:start-glue-point="9" draw:end-shape="id17" draw:end-glue-point="3" svg:d="m11952 11942 2122 1546" svg:viewBox="0 0 2123 1547">
          <text:p/>
        </draw:connector>
        <draw:connector draw:style-name="gr13" draw:text-style-name="P1" draw:layer="layout" draw:type="line" svg:x1="13.2cm" svg:y1="16cm" svg:x2="14.074cm" svg:y2="13.488cm" draw:start-shape="id24" draw:start-glue-point="4" draw:end-shape="id17" draw:end-glue-point="3" svg:d="m13200 16000 874-2512" svg:viewBox="0 0 875 2513">
          <text:p/>
        </draw:connector>
        <draw:connector draw:style-name="gr13" draw:text-style-name="P1" draw:layer="layout" draw:type="line" svg:x1="15.658cm" svg:y1="15.128cm" svg:x2="14.074cm" svg:y2="13.488cm" draw:start-shape="id25" draw:start-glue-point="5" draw:end-shape="id17" draw:end-glue-point="3" svg:d="m15658 15128-1584-1640" svg:viewBox="0 0 1585 1641">
          <text:p/>
        </draw:connector>
        <draw:connector draw:style-name="gr13" draw:text-style-name="P1" draw:layer="layout" draw:type="line" svg:x1="16.858cm" svg:y1="15.058cm" svg:x2="14.074cm" svg:y2="13.488cm" draw:start-shape="id26" draw:start-glue-point="5" draw:end-shape="id17" draw:end-glue-point="3" svg:d="m16858 15058-2784-1570" svg:viewBox="0 0 2785 1571">
          <text:p/>
        </draw:connector>
        <draw:connector draw:style-name="gr13" draw:text-style-name="P1" draw:layer="layout" draw:type="line" svg:x1="15.727cm" svg:y1="12.6cm" svg:x2="14.074cm" svg:y2="13.488cm" draw:start-shape="id27" draw:start-glue-point="6" draw:end-shape="id17" draw:end-glue-point="3" svg:d="m15727 12600-1653 888" svg:viewBox="0 0 1654 889">
          <text:p/>
        </draw:connector>
        <draw:connector draw:style-name="gr13" draw:text-style-name="P1" draw:layer="layout" draw:type="line" svg:x1="14.858cm" svg:y1="11.142cm" svg:x2="14.074cm" svg:y2="13.488cm" draw:start-shape="id28" draw:start-glue-point="7" draw:end-shape="id17" draw:end-glue-point="3" svg:d="m14858 11142-784 2346" svg:viewBox="0 0 785 2347">
          <text:p/>
        </draw:connector>
        <draw:connector draw:style-name="gr23" draw:text-style-name="P1" draw:layer="layout" draw:type="line" svg:x1="13.2cm" svg:y1="11cm" svg:x2="14.074cm" svg:y2="13.488cm" draw:start-shape="id29" draw:start-glue-point="8" draw:end-shape="id17" draw:end-glue-point="3" svg:d="m13200 11000 874 2488" svg:viewBox="0 0 875 2489">
          <text:p/>
        </draw:connector>
        <draw:custom-shape draw:style-name="gr11" draw:text-style-name="P1" xml:id="id18" draw:id="id18" draw:layer="layout" svg:width="0.4cm" svg:height="0.4cm" svg:x="14.4cm" svg:y="1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5.599cm" svg:y="15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" svg:x1="5.615cm" svg:y1="13.247cm" svg:x2="6.674cm" svg:y2="13.688cm" draw:start-shape="id30" draw:start-glue-point="10" draw:end-shape="id31" draw:end-glue-point="3" svg:d="m5615 13247 1059 441" svg:viewBox="0 0 1060 442">
          <text:p/>
        </draw:connector>
        <draw:connector draw:style-name="gr26" draw:text-style-name="P1" draw:layer="layout" draw:type="line" svg:x1="6.142cm" svg:y1="14.058cm" svg:x2="6.674cm" svg:y2="13.688cm" draw:start-shape="id32" draw:start-glue-point="11" draw:end-shape="id31" draw:end-glue-point="3" svg:d="m6142 14058 532-370" svg:viewBox="0 0 533 371">
          <text:p/>
        </draw:connector>
        <draw:custom-shape draw:style-name="gr11" draw:text-style-name="P1" xml:id="id40" draw:id="id40" draw:layer="layout" svg:width="0.4cm" svg:height="0.4cm" svg:x="9.4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9" draw:id="id39" draw:layer="layout" svg:width="0.4cm" svg:height="0.4cm" svg:x="8.2cm" svg:y="15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8" draw:id="id38" draw:layer="layout" svg:width="0.4cm" svg:height="0.4cm" svg:x="5.6cm" svg:y="1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3" draw:id="id33" draw:layer="layout" svg:width="0.4cm" svg:height="0.4cm" svg:x="3.2cm" svg:y="1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7" draw:id="id37" draw:layer="layout" svg:width="0.4cm" svg:height="0.4cm" svg:x="4.21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xml:id="id43" draw:id="id43" draw:layer="layout" svg:width="0.4cm" svg:height="0.4cm" svg:x="5.6cm" svg:y="10.8cm">
          <text:p text:style-name="P1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4" draw:id="id34" draw:layer="layout" svg:width="0.4cm" svg:height="0.4cm" svg:x="6.4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2" draw:id="id42" draw:layer="layout" svg:width="0.4cm" svg:height="0.4cm" svg:x="7.4cm" svg:y="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6" draw:id="id36" draw:layer="layout" svg:width="0.4cm" svg:height="0.4cm" svg:x="7.8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1" draw:id="id41" draw:layer="layout" svg:width="0.4cm" svg:height="0.4cm" svg:x="8.327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5" draw:id="id35" draw:layer="layout" svg:width="0.4cm" svg:height="0.4cm" svg:x="7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30" draw:id="id30" draw:layer="layout" svg:width="0.4cm" svg:height="0.4cm" draw:transform="rotate (-0.0794124809657426) translate (5.232cm 13.016cm)">
          <text:p text:style-name="P1"><text:span text:style-name="T1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xml:id="id31" draw:id="id31" draw:layer="layout" draw:type="line" svg:x1="3.6cm" svg:y1="14.4cm" svg:x2="6.674cm" svg:y2="13.688cm" draw:start-shape="id33" draw:start-glue-point="10" svg:d="m3600 14400 3074-712" svg:viewBox="0 0 3075 713">
          <text:p/>
        </draw:connector>
        <draw:connector draw:style-name="gr13" draw:text-style-name="P1" draw:layer="layout" draw:type="line" svg:x1="6.6cm" svg:y1="12.8cm" svg:x2="6.674cm" svg:y2="13.688cm" draw:start-shape="id34" draw:start-glue-point="8" draw:end-shape="id31" draw:end-glue-point="3" svg:d="m6600 12800 74 888" svg:viewBox="0 0 75 889">
          <text:p/>
        </draw:connector>
        <draw:connector draw:style-name="gr13" draw:text-style-name="P1" draw:layer="layout" draw:type="line" svg:x1="7.2cm" svg:y1="15.6cm" svg:x2="6.674cm" svg:y2="13.688cm" draw:start-shape="id35" draw:start-glue-point="4" draw:end-shape="id31" draw:end-glue-point="3" svg:d="m7200 15600-526-1912" svg:viewBox="0 0 527 1913">
          <text:p/>
        </draw:connector>
        <draw:connector draw:style-name="gr13" draw:text-style-name="P1" draw:layer="layout" draw:type="line" svg:x1="7.858cm" svg:y1="12.142cm" svg:x2="6.674cm" svg:y2="13.688cm" draw:start-shape="id36" draw:start-glue-point="7" draw:end-shape="id31" draw:end-glue-point="3" svg:d="m7858 12142-1184 1546" svg:viewBox="0 0 1185 1547">
          <text:p/>
        </draw:connector>
        <draw:connector draw:style-name="gr13" draw:text-style-name="P1" draw:layer="layout" draw:type="line" svg:x1="4.552cm" svg:y1="12.142cm" svg:x2="6.674cm" svg:y2="13.688cm" draw:start-shape="id37" draw:start-glue-point="9" draw:end-shape="id31" draw:end-glue-point="3" svg:d="m4552 12142 2122 1546" svg:viewBox="0 0 2123 1547">
          <text:p/>
        </draw:connector>
        <draw:connector draw:style-name="gr13" draw:text-style-name="P1" draw:layer="layout" draw:type="line" svg:x1="5.8cm" svg:y1="16.2cm" svg:x2="6.674cm" svg:y2="13.688cm" draw:start-shape="id38" draw:start-glue-point="4" draw:end-shape="id31" draw:end-glue-point="3" svg:d="m5800 16200 874-2512" svg:viewBox="0 0 875 2513">
          <text:p/>
        </draw:connector>
        <draw:connector draw:style-name="gr13" draw:text-style-name="P1" draw:layer="layout" draw:type="line" svg:x1="8.258cm" svg:y1="15.328cm" svg:x2="6.674cm" svg:y2="13.688cm" draw:start-shape="id39" draw:start-glue-point="5" draw:end-shape="id31" draw:end-glue-point="3" svg:d="m8258 15328-1584-1640" svg:viewBox="0 0 1585 1641">
          <text:p/>
        </draw:connector>
        <draw:connector draw:style-name="gr13" draw:text-style-name="P1" draw:layer="layout" draw:type="line" svg:x1="9.458cm" svg:y1="15.258cm" svg:x2="6.674cm" svg:y2="13.688cm" draw:start-shape="id40" draw:start-glue-point="5" draw:end-shape="id31" draw:end-glue-point="3" svg:d="m9458 15258-2784-1570" svg:viewBox="0 0 2785 1571">
          <text:p/>
        </draw:connector>
        <draw:connector draw:style-name="gr13" draw:text-style-name="P1" draw:layer="layout" draw:type="line" svg:x1="8.327cm" svg:y1="12.8cm" svg:x2="6.674cm" svg:y2="13.688cm" draw:start-shape="id41" draw:start-glue-point="6" draw:end-shape="id31" draw:end-glue-point="3" svg:d="m8327 12800-1653 888" svg:viewBox="0 0 1654 889">
          <text:p/>
        </draw:connector>
        <draw:connector draw:style-name="gr13" draw:text-style-name="P1" draw:layer="layout" draw:type="line" svg:x1="7.458cm" svg:y1="11.342cm" svg:x2="6.674cm" svg:y2="13.688cm" draw:start-shape="id42" draw:start-glue-point="7" draw:end-shape="id31" draw:end-glue-point="3" svg:d="m7458 11342-784 2346" svg:viewBox="0 0 785 2347">
          <text:p/>
        </draw:connector>
        <draw:connector draw:style-name="gr23" draw:text-style-name="P1" draw:layer="layout" draw:type="line" svg:x1="5.8cm" svg:y1="11.2cm" svg:x2="6.674cm" svg:y2="13.688cm" draw:start-shape="id43" draw:start-glue-point="8" draw:end-shape="id31" draw:end-glue-point="3" svg:d="m5800 11200 874 2488" svg:viewBox="0 0 875 2489">
          <text:p/>
        </draw:connector>
        <draw:custom-shape draw:style-name="gr18" draw:text-style-name="P17" xml:id="id32" draw:id="id32" draw:layer="layout" svg:width="0.4cm" svg:height="0.4cm" svg:x="5.8cm" svg:y="14cm">
          <text:p text:style-name="P1"><text:span text:style-name="T1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8.199cm" svg:y="15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xml:id="id29" draw:id="id29" draw:layer="layout" svg:width="0.4cm" svg:height="0.4cm" svg:x="13cm" svg:y="10.6cm">
          <text:p text:style-name="P1"><text:span text:style-name="T1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16" draw:id="id16" draw:layer="layout" svg:width="0.432cm" svg:height="0.397cm" draw:transform="rotate (-0.0794124809657426) translate (12.601cm 12.77cm)">
          <text:p text:style-name="P1"><text:span text:style-name="T1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4" draw:id="id44" draw:layer="layout" svg:width="0.4cm" svg:height="0.4cm" svg:x="14.458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4.458cm" svg:y1="13.4cm" svg:x2="14.059cm" svg:y2="13.473cm" draw:start-shape="id44" draw:start-glue-point="6" svg:d="m14458 13400-399 73" svg:viewBox="0 0 400 74">
          <text:p/>
        </draw:connector>
        <draw:line draw:style-name="gr8" draw:text-style-name="P1" draw:layer="layout" svg:x1="20.6cm" svg:y1="16.599cm" svg:x2="21.081cm" svg:y2="16.585cm">
          <text:p/>
        </draw:line>
        <draw:line draw:style-name="gr8" draw:text-style-name="P1" draw:layer="layout" svg:x1="17cm" svg:y1="11.2cm" svg:x2="21.083cm" svg:y2="11.186cm">
          <text:p/>
        </draw:line>
        <draw:line draw:style-name="gr8" draw:text-style-name="P1" draw:layer="layout" svg:x1="16.6cm" svg:y1="10.8cm" svg:x2="21.069cm" svg:y2="10.771cm">
          <text:p/>
        </draw:line>
        <draw:custom-shape draw:style-name="gr19" draw:text-style-name="P1" draw:layer="layout" svg:width="0.2cm" svg:height="0.2cm" svg:x="14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Dorval</meta:initial-creator>
    <meta:creation-date>2015-07-27T16:13:20</meta:creation-date>
    <dc:date>2016-08-08T18:29:37</dc:date>
    <dc:creator>Julien Dorval</dc:creator>
    <meta:editing-duration>P5DT23H54M1S</meta:editing-duration>
    <meta:editing-cycles>34</meta:editing-cycles>
    <meta:generator>LibreOffice/3.5$Linux_X86_64 LibreOffice_project/350m1$Build-2</meta:generator>
    <meta:document-statistic meta:object-count="185"/>
  </office:meta>
</office:document-meta>
</file>